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normal" officeooo:rsid="0003e974" officeooo:paragraph-rsid="0003e974" style:font-size-asian="16pt" style:font-weight-asian="normal" style:font-size-complex="16pt" style:font-weight-complex="normal"/>
    </style:style>
    <style:style style:name="P2" style:family="paragraph" style:parent-style-name="Standard">
      <style:text-properties fo:font-size="16pt" fo:font-weight="bold" officeooo:rsid="0003e974" officeooo:paragraph-rsid="0003e974" style:font-size-asian="16pt" style:font-weight-asian="bold" style:font-size-complex="16pt" style:font-weight-complex="bold"/>
    </style:style>
    <style:style style:name="P3" style:family="paragraph" style:parent-style-name="Text_20_body">
      <style:text-properties fo:font-size="16pt" officeooo:rsid="0003e974" officeooo:paragraph-rsid="0003e974" style:font-size-asian="14pt" style:font-size-complex="16pt"/>
    </style:style>
    <style:style style:name="P4" style:family="paragraph" style:parent-style-name="Heading_20_1">
      <style:text-properties officeooo:rsid="0003e974" officeooo:paragraph-rsid="0003e974"/>
    </style:style>
    <style:style style:name="P5" style:family="paragraph" style:parent-style-name="Heading_20_2">
      <style:text-properties officeooo:rsid="0003e974" officeooo:paragraph-rsid="0003e974"/>
    </style:style>
    <style:style style:name="P6" style:family="paragraph" style:parent-style-name="Standard">
      <style:text-properties fo:font-size="16pt" style:text-underline-style="none" fo:font-weight="normal" officeooo:rsid="0003e974" officeooo:paragraph-rsid="0003e974" style:font-size-asian="16pt" style:font-weight-asian="normal" style:font-size-complex="16pt" style:font-weight-complex="normal"/>
    </style:style>
    <style:style style:name="P7" style:family="paragraph" style:parent-style-name="Standard">
      <style:text-properties fo:font-size="16pt" style:text-underline-style="none" fo:font-weight="normal" officeooo:rsid="0003e974" officeooo:paragraph-rsid="00053d29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6pt" style:text-underline-style="none" fo:font-weight="normal" officeooo:rsid="00053d29" officeooo:paragraph-rsid="00053d29" style:font-size-asian="16pt" style:font-weight-asian="normal" style:font-size-complex="16pt" style:font-weight-complex="normal"/>
    </style:style>
    <style:style style:name="P9" style:family="paragraph" style:parent-style-name="Standard">
      <style:text-properties fo:font-size="16pt" style:text-underline-style="none" fo:font-weight="bold" officeooo:rsid="00053d29" officeooo:paragraph-rsid="00053d29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03e974" officeooo:paragraph-rsid="00053d29" style:font-size-asian="16pt" style:font-weight-asian="bold" style:font-size-complex="16pt" style:font-weight-complex="bold"/>
    </style:style>
    <style:style style:name="P11" style:family="paragraph" style:parent-style-name="Text_20_body" style:list-style-name="L1">
      <style:text-properties fo:font-size="16pt" officeooo:rsid="0003e974" officeooo:paragraph-rsid="0003e974" style:font-size-asian="14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solid" style:text-underline-type="double" style:text-underline-width="auto" style:text-underline-color="font-color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Schema logico</text:h>
      <text:p text:style-name="P1"><text:span text:style-name="T1">Utente</text:span>(nome, cognome, <text:span text:style-name="T3">email</text:span>, password, short_bio, links, area_geografica)</text:p>
      <text:p text:style-name="P1"/>
      <text:p text:style-name="P2">Asta<text:span text:style-name="T2">(</text:span><text:span text:style-name="T4">id</text:span><text:span text:style-name="T2">, titolo, descrizione, tipo, categoria, immagine, prezzo_iniziale, timer, prezzo_minimo, importo_variazione, </text:span><text:span text:style-name="T6">email_creatore</text:span><text:span text:style-name="T2">)</text:span></text:p>
      <text:p text:style-name="P1">email_creatore → Utente.email</text:p>
      <text:p text:style-name="P2"/>
      <text:p text:style-name="P10">Offerta<text:span text:style-name="T2">(importo, timestamp, </text:span><text:span text:style-name="T6">email_offerente</text:span><text:span text:style-name="T9">, </text:span><text:span text:style-name="T10">id_asta</text:span><text:span text:style-name="T5">)</text:span></text:p>
      <text:p text:style-name="P6">email_offerente → Utente.email</text:p>
      <text:p text:style-name="P7">id_asta → Asta.id</text:p>
      <text:p text:style-name="P8"/>
      <text:p text:style-name="P9">Notifica<text:span text:style-name="T2">(stato, </text:span><text:span text:style-name="T6">email_utente</text:span><text:span text:style-name="T2">, </text:span><text:span text:style-name="T6">id_asta</text:span><text:span text:style-name="T2">)</text:span></text:p>
      <text:p text:style-name="P9"><text:span text:style-name="T2">email_utente → Utente.email</text:span></text:p>
      <text:p text:style-name="P9"><text:span text:style-name="T2">id_asta → Asta.id</text:span></text:p>
      <text:p text:style-name="P2"><text:span text:style-name="T5"/></text:p>
      <text:p text:style-name="P2"><text:span text:style-name="T5"/></text:p>
      <text:h text:style-name="P5" text:outline-level="2">Vincoli</text:h>
      <text:list text:style-name="L1">
        <text:list-item>
          <text:p text:style-name="P11">“prezzo_minimo” è diverso da NULL se e solo se “tipo” è uguale a “asta al ribasso”</text:p>
        </text:list-item>
        <text:list-item>
          <text:p text:style-name="P11">“tipo” può essere un solo valore tra:</text:p>
          <text:list>
            <text:list-item>
              <text:p text:style-name="P11">“asta al ribasso”;</text:p>
            </text:list-item>
            <text:list-item>
              <text:p text:style-name="P11">“asta all’inglese”.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15:35:21.805799297</meta:creation-date>
    <dc:date>2023-12-04T10:52:47.224500429</dc:date>
    <meta:editing-duration>PT21M40S</meta:editing-duration>
    <meta:editing-cycles>2</meta:editing-cycles>
    <meta:generator>LibreOffice/7.6.3.2$Linux_X86_64 LibreOffice_project/60$Build-2</meta:generator>
    <meta:document-statistic meta:table-count="0" meta:image-count="0" meta:object-count="0" meta:page-count="1" meta:paragraph-count="15" meta:word-count="75" meta:character-count="595" meta:non-whitespace-character-count="539"/>
  </office:meta>
</office:document-meta>
</file>